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e122a" officeooo:paragraph-rsid="000e122a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122a" officeooo:paragraph-rsid="000e122a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059" fo:font-size="12pt" officeooo:rsid="000e122a" officeooo:paragraph-rsid="000e122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059" fo:font-size="12pt" officeooo:rsid="000e71a2" officeooo:paragraph-rsid="000e71a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059" fo:font-size="12pt" officeooo:rsid="000e71a2" officeooo:paragraph-rsid="000e71a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059" fo:font-size="12pt" officeooo:rsid="0011200b" officeooo:paragraph-rsid="0011200b" style:font-size-asian="12pt" style:font-size-complex="12pt"/>
    </style:style>
    <style:style style:name="T1" style:family="text">
      <style:text-properties style:font-name="Noto San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TRACTE DE COMPREVENDA D’UNA VIVENDA</text:span> </text:p>
      <text:p text:style-name="P1"/>
      <text:p text:style-name="P2"/>
      <text:p text:style-name="P2"/>
      <text:p text:style-name="P3"/>
      <text:p text:style-name="P3">D’una part, la senyora Magdalena Pons Sales, amb DNI núm. contractants 87456123, amb domicili al carrer de Menorca, 56 de Maó, com a part de venedora.</text:p>
      <text:p text:style-name="P3"/>
      <text:p text:style-name="P3">I de l’altra, el senyor Jesús Amengual Florit, amb DNI núm. 12345678, amb domicili al carrer Major, 24, des Mercadal, com a part compradora.</text:p>
      <text:p text:style-name="P3"/>
      <text:p text:style-name="P4">El venedor cedeix al comprador, que accepta, la plena propietat de la vivenda situada a: al número 22 de carrer de Ferreries, 33 de Maó, un número de referència cadastral, 1234567AB1234S0001XY.</text:p>
      <text:p text:style-name="P4"/>
      <text:p text:style-name="P4">El preu total pactat per aquesta comprevenda es de 650,00 €, que el comprador es compromet a pagar al venedor en els següents termes i condicions: un pagament inicial.</text:p>
      <text:p text:style-name="P4"/>
      <text:p text:style-name="P4">Els terminis de pagament: data del primer pagament: 15/08/2024 i la data dels següents pagaments 5/09/2024.</text:p>
      <text:p text:style-name="P4"/>
      <text:p text:style-name="P4">El venedor declara i garanteix, és el legítim propietari de la vivenda descrita anteriorment, la vivenda es troba lliura de càrregues, gravàmens o altres limitacions que puguin afectar lliure transmissió.</text:p>
      <text:p text:style-name="P4"/>
      <text:p text:style-name="P4">Les despeses derivades de l’atorgament del present contracte seran a càrrec de (Venedor, comprador).</text:p>
      <text:p text:style-name="P4"/>
      <text:p text:style-name="P4">Maó, 5 d’agost de 2024</text:p>
      <text:p text:style-name="P4"/>
      <text:p text:style-name="P6">Magdalena Pons Sales</text:p>
      <text:p text:style-name="P6"/>
      <text:p text:style-name="P6"/>
      <text:p text:style-name="P6">Jesus Amengual Florit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8:35:10.553633081</meta:creation-date>
    <dc:date>2024-11-15T11:34:56.693096253</dc:date>
    <meta:editing-duration>PT25M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1" meta:word-count="186" meta:character-count="1163" meta:non-whitespace-character-count="987"/>
  </office:meta>
</office:document-meta>
</file>